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  <style:text-properties style:font-name="Arial" fo:font-size="11pt" style:font-size-asian="11pt" style:font-size-complex="11pt"/>
    </style:style>
    <style:style style:name="P2" style:family="paragraph" style:parent-style-name="Text_20_body">
      <style:paragraph-properties fo:margin-top="0cm" fo:margin-bottom="0cm" style:line-height-at-least="0.176cm">
        <style:tab-stops>
          <style:tab-stop style:position="9.049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margin-top="0cm" fo:margin-bottom="0cm"/>
      <style:text-properties style:font-name="Arial" fo:font-size="11pt" fo:font-weight="bold" style:font-size-asian="11pt" style:font-size-complex="11pt"/>
    </style:style>
    <style:style style:name="P4" style:family="paragraph" style:parent-style-name="Text_20_body">
      <style:paragraph-properties fo:margin-top="0cm" fo:margin-bottom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top="0cm" fo:margin-bottom="0cm"/>
      <style:text-properties style:font-name="Arial" fo:font-size="16pt" fo:font-weight="bold" style:font-size-asian="16pt" style:font-size-complex="16pt"/>
    </style:style>
    <style:style style:name="P6" style:family="paragraph" style:parent-style-name="Text_20_body">
      <style:paragraph-properties fo:margin-top="0cm" fo:margin-bottom="0cm"/>
      <style:text-properties fo:color="#000000"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top="0cm" fo:margin-bottom="0cm">
        <style:tab-stops>
          <style:tab-stop style:position="9.022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top="0cm" fo:margin-bottom="0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Text_20_body">
      <style:paragraph-properties fo:margin-top="0cm" fo:margin-bottom="0cm" fo:background-color="#ffffff">
        <style:tab-stops>
          <style:tab-stop style:position="10.028cm"/>
        </style:tab-stops>
        <style:background-image/>
      </style:paragraph-properties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top="0cm" fo:margin-bottom="0cm" fo:background-color="#ffffff">
        <style:tab-stops>
          <style:tab-stop style:position="10.054cm"/>
        </style:tab-stops>
        <style:background-image/>
      </style:paragraph-properties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top="0cm" fo:margin-bottom="0cm" fo:background-color="#ffffff"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 fo:margin-top="0cm" fo:margin-bottom="0cm" style:line-height-at-least="0.176cm" fo:background-color="#ffffff">
        <style:tab-stops>
          <style:tab-stop style:position="9.049cm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5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color="#000000" style:font-name="Arial" fo:font-size="11pt" fo:language="de" fo:country="CH" fo:font-weight="normal" style:font-size-asian="11pt" style:font-weight-asian="normal" style:font-size-complex="11pt" style:font-weight-complex="normal"/>
    </style:style>
    <style:style style:name="P16" style:family="paragraph" style:parent-style-name="Frame_20_contents">
      <style:text-properties style:font-name="Arial" fo:font-size="11pt" style:font-size-asian="11pt" style:font-size-complex="11pt"/>
    </style:style>
    <style:style style:name="P17" style:family="paragraph" style:parent-style-name="Text_20_body">
      <style:paragraph-properties fo:margin-top="0cm" fo:margin-bottom="0cm" fo:background-color="#ffffff">
        <style:background-image/>
      </style:paragraph-properties>
      <style:text-properties fo:color="#000000" style:font-name="Arial" fo:font-size="11pt" style:font-size-asian="11pt" style:font-size-complex="11pt"/>
    </style:style>
    <style:style style:name="T1" style:family="text">
      <style:text-properties fo:language="it" fo:country="IT"/>
    </style:style>
    <style:style style:name="T2" style:family="text">
      <style:text-properties fo:color="#000000"/>
    </style:style>
    <style:style style:name="T3" style:family="text">
      <style:text-properties fo:color="#000000" fo:font-weight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text:tab/><text:span text:style-name="T5">[Mandant.Titel] </text:span><text:span text:style-name="T4">[Man</text:span><text:span text:style-name="T3">dant.Vorname] [Mandant.Name]</text:span><text:span text:style-name="T2"> </text:span></text:p>
      <text:p text:style-name="P10"><text:tab/><text:tab/>Facharzt für [Mandant.TarmedSpezialität]</text:p>
      <text:p text:style-name="P10"><text:tab/><text:tab/>EAN [Mandant.EAN]</text:p>
      <text:p text:style-name="P10"><text:tab/><text:tab/>ZSR-Nr. [Mandant.KSK]</text:p>
      <text:p text:style-name="P14"><draw:frame draw:style-name="fr1" draw:name="Rahmen1" text:anchor-type="char" svg:x="0.053cm" svg:y="0.298cm" svg:width="6.78cm" draw:z-index="0"><draw:text-box fo:min-height="3.431cm"><text:p text:style-name="P16">[Adressat.Anschrift]</text:p></draw:text-box></draw:frame></text:p>
      <text:p text:style-name="P10"><text:tab/><text:tab/>[Mandant.Strasse]</text:p>
      <text:p text:style-name="P10"><text:tab/><text:tab/>[Mandant.Plz] [Mandant.Ort]</text:p>
      <text:p text:style-name="P2"><text:tab/><text:tab/>[Mandant.E-Mail]</text:p>
      <text:p text:style-name="P8"><text:tab/><text:tab/>Tel. [Mandant.Telefon1]</text:p>
      <text:p text:style-name="P11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>[Mandant.Ort], [Datum.heute] </text:p>
      <text:p text:style-name="P1"/>
      <text:p text:style-name="P1"/>
      <text:p text:style-name="P1"/>
      <text:p text:style-name="P5">Bitte um Rückruf</text:p>
      <text:p text:style-name="P13"/>
      <text:p text:style-name="P13"/>
      <text:p text:style-name="P13"/>
      <text:p text:style-name="P3">[Patient:mw:Herr/Frau] [Patient.Vorname] [Patient.Name]<text:span text:style-name="T1"> ([Patient.Geschlecht]),</text:span> [Patient.Geburtsdatum]</text:p>
      <text:p text:style-name="P4">[Patient.Strasse], [Patient.Plz] [Patient.Ort]</text:p>
      <text:p text:style-name="P15">Tel1 [Patient.Telefon1], Tel2 [Patient.Telefon2], Mobil [Patient.Natel], E.Mail [Patient.E-Mail]</text:p>
      <text:p text:style-name="P6"/>
      <text:p text:style-name="P1"/>
      <text:p text:style-name="P1">Sehr [Adressat:mw:geehrter Herr/geehrte Frau] [Adressat.Bezeichnung1]</text:p>
      <text:p text:style-name="P1"/>
      <text:p text:style-name="P1">Wir möchten Sie darauf aufmerksam machen, dass der vereinbarte Zeitpunkt für eine Kontrolle gekommen ist.</text:p>
      <text:p text:style-name="P1"/>
      <text:p text:style-name="P1">Bitte kontaktieren Sie uns telefonisch unter [Mandant.Telefon1], um einen Termin zu vereinbaren. Besten Dank.</text:p>
      <text:p text:style-name="P1"/>
      <text:p text:style-name="P1"/>
      <text:p text:style-name="P1"/>
      <text:p text:style-name="P1"/>
      <text:p text:style-name="P1">Freundliche Grüsse</text:p>
      <text:p text:style-name="P13"/>
      <text:p text:style-name="P13"/>
      <text:p text:style-name="P13"/>
      <text:p text:style-name="P9">[Mandant.Titel] [Mandant.Vorname] [Mandant.Name]</text:p>
      <text:p text:style-name="P9">Facharzt für [Mandant.TarmedSpezialitä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Header"/>
        <text:p text:style-name="Header"/>
      </style:header>
    </style:master-page>
    <style:master-page style:name="HTML" style:page-layout-name="Mpm2"/>
    <style:master-page style:name="First_20_Page" style:display-name="First Page" style:page-layout-name="Mpm3"/>
    <style:master-page style:name="Right_20_Page" style:display-name="Right Page" style:page-layout-name="Mpm4" style:next-style-name="Firs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 Mosimann</meta:initial-creator>
    <meta:creation-date>2020-08-19T16:05:26.66</meta:creation-date>
    <dc:date>2020-10-14T15:05:31.52</dc:date>
    <dc:creator>Leon Mosimann</dc:creator>
    <meta:editing-duration>PT8H30M44S</meta:editing-duration>
    <meta:editing-cycles>50</meta:editing-cycles>
    <meta:generator>OpenOffice/4.1.7$Win32 OpenOffice.org_project/417m1$Build-9800</meta:generator>
    <meta:document-statistic meta:table-count="0" meta:image-count="0" meta:object-count="0" meta:page-count="1" meta:paragraph-count="20" meta:word-count="80" meta:character-count="924"/>
  </office:meta>
</office:document-meta>
</file>